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1" svg:font-family="NimbusRoman"/>
    <style:font-face style:name="OpenSymbol1" svg:font-family="OpenSymbol"/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NimbusRoman" svg:font-family="NimbusRoman" style:font-pitch="variable"/>
    <style:font-face style:name="OpenSymbol" svg:font-family="OpenSymbol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000000" svg:stroke-opacity="80%" draw:stroke-linejoin="miter" svg:stroke-linecap="butt" draw:fill="solid" draw:fill-color="#00bfff" draw:opacity="80%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000000" svg:stroke-opacity="80%" draw:stroke-linejoin="miter" svg:stroke-linecap="butt" draw:fill="solid" draw:fill-color="#00008b" draw:opacity="80%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563cm" fo:min-width="2.47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none" draw:fill="solid" draw:fill-color="#00bfff" draw:opacity="80%"/>
    </style:style>
    <style:style style:name="gr9" style:family="graphic" style:parent-style-name="standard">
      <style:graphic-properties draw:stroke="solid" svg:stroke-width="0.035cm" svg:stroke-color="#000000" svg:stroke-opacity="80%" draw:stroke-linejoin="miter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5.20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7.16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3.13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0.39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7.00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9.81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72cm" fo:min-width="16.67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5.18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1.6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694cm" fo:min-width="1.6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5.27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1.6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92cm" fo:min-width="0.9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796cm" fo:min-width="15.41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796cm" fo:min-width="15.8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bfff" draw:opacity="80%"/>
    </style:style>
    <style:style style:name="P3" style:family="paragraph">
      <loext:graphic-properties draw:fill="solid" draw:fill-color="#00008b" draw:opacity="8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style:writing-mode="lr-tb"/>
      <style:text-properties fo:font-size="40pt" style:font-size-asian="40pt" style:font-size-complex="40pt"/>
    </style:style>
    <style:style style:name="P8" style:family="paragraph">
      <loext:graphic-properties draw:fill="none"/>
      <style:paragraph-properties style:writing-mode="lr-tb"/>
      <style:text-properties fo:font-size="50pt" style:font-size-asian="50pt" style:font-size-complex="50pt"/>
    </style:style>
    <style:style style:name="P9" style:family="paragraph">
      <style:paragraph-properties fo:text-align="end" style:writing-mode="lr-tb"/>
    </style:style>
    <style:style style:name="P10" style:family="paragraph">
      <loext:graphic-properties draw:fill="none"/>
      <style:paragraph-properties fo:text-align="end" style:writing-mode="lr-tb"/>
      <style:text-properties fo:font-size="46pt" style:font-size-asian="46pt" style:font-size-complex="46pt"/>
    </style:style>
    <style:style style:name="P11" style:family="paragraph">
      <loext:graphic-properties draw:fill="none"/>
      <style:paragraph-properties style:writing-mode="lr-tb"/>
      <style:text-properties fo:font-size="46pt" style:font-size-asian="46pt" style:font-size-complex="46pt"/>
    </style:style>
    <style:style style:name="P12" style:family="paragraph">
      <loext:graphic-properties draw:fill="none"/>
      <style:paragraph-properties fo:text-align="start" style:writing-mode="lr-tb"/>
      <style:text-properties fo:font-size="44pt" style:font-size-asian="44pt" style:font-size-complex="44pt"/>
    </style:style>
    <style:style style:name="P13" style:family="paragraph">
      <loext:graphic-properties draw:fill="none"/>
      <style:paragraph-properties style:writing-mode="lr-tb"/>
      <style:text-properties fo:font-size="46.7999992370605pt" fo:font-style="italic" style:font-size-asian="46.7999992370605pt" style:font-style-asian="italic" style:font-size-complex="46.7999992370605pt" style:font-style-complex="italic"/>
    </style:style>
    <style:style style:name="P14" style:family="paragraph">
      <loext:graphic-properties draw:fill="none"/>
      <style:paragraph-properties style:writing-mode="lr-tb"/>
      <style:text-properties fo:font-size="46.7999992370605pt" style:font-size-asian="46.7999992370605pt" style:font-size-complex="46.7999992370605pt"/>
    </style:style>
    <style:style style:name="P15" style:family="paragraph">
      <loext:graphic-properties draw:fill="none"/>
      <style:paragraph-properties fo:text-align="start" style:writing-mode="lr-tb"/>
      <style:text-properties fo:font-size="48pt" fo:font-weight="bold" style:font-size-asian="46.7999992370605pt" style:font-weight-asian="bold" style:font-size-complex="46.7999992370605pt" style:font-weight-complex="bold"/>
    </style:style>
    <style:style style:name="P16" style:family="paragraph">
      <loext:graphic-properties draw:fill="none"/>
      <style:paragraph-properties fo:text-align="start" style:writing-mode="lr-tb"/>
      <style:text-properties fo:font-size="46.7999992370605pt" fo:font-weight="bold" style:font-size-asian="46.7999992370605pt" style:font-size-complex="46.7999992370605pt"/>
    </style:style>
    <style:style style:name="P17" style:family="paragraph">
      <loext:graphic-properties draw:fill="none"/>
      <style:paragraph-properties style:writing-mode="lr-tb"/>
      <style:text-properties fo:font-size="28.1000003814697pt" style:font-size-asian="28.1000003814697pt" style:font-size-complex="28.1000003814697pt"/>
    </style:style>
    <style:style style:name="P18" style:family="paragraph">
      <loext:graphic-properties draw:fill="none"/>
      <style:paragraph-properties style:writing-mode="lr-tb"/>
      <style:text-properties fo:font-size="46.7999992370605pt" fo:font-weight="bold" style:font-size-asian="46.7999992370605pt" style:font-weight-asian="bold" style:font-size-complex="46.7999992370605pt" style:font-weight-complex="bold"/>
    </style:style>
    <style:style style:name="P19" style:family="paragraph">
      <loext:graphic-properties draw:fill="none"/>
      <style:paragraph-properties fo:text-align="start" style:writing-mode="lr-tb"/>
      <style:text-properties fo:font-size="46.7999992370605pt" style:font-size-asian="46.7999992370605pt" style:font-size-complex="46.7999992370605pt"/>
    </style:style>
    <style:style style:name="T1" style:family="text">
      <style:text-properties fo:color="#000000" style:font-name="TimesNewRoman1" fo:font-size="40pt" style:font-size-asian="40pt" style:font-name-complex="TimesNewRoman1" style:font-size-complex="40pt"/>
    </style:style>
    <style:style style:name="T2" style:family="text">
      <style:text-properties fo:color="#000000" style:font-name="TimesNewRoman1" fo:font-size="50pt" style:font-size-asian="50pt" style:font-name-complex="TimesNewRoman1" style:font-size-complex="50pt"/>
    </style:style>
    <style:style style:name="T3" style:family="text">
      <style:text-properties fo:color="#000000" style:font-name="TimesNewRoman1" fo:font-size="45pt" fo:font-style="italic" style:font-size-asian="45pt" style:font-style-asian="italic" style:font-name-complex="TimesNewRoman1" style:font-size-complex="45pt" style:font-style-complex="italic"/>
    </style:style>
    <style:style style:name="T4" style:family="text">
      <style:text-properties fo:color="#000000" style:font-name="TimesNewRoman1" fo:font-size="44pt" fo:font-style="italic" style:font-size-asian="44pt" style:font-style-asian="italic" style:font-name-complex="TimesNewRoman1" style:font-size-complex="44pt" style:font-style-complex="italic"/>
    </style:style>
    <style:style style:name="T5" style:family="text">
      <style:text-properties fo:color="#000000" style:font-name="TimesNewRoman1" fo:font-size="44pt" style:font-size-asian="44pt" style:font-name-complex="TimesNewRoman1" style:font-size-complex="44pt"/>
    </style:style>
    <style:style style:name="T6" style:family="text">
      <style:text-properties fo:color="#000000" style:font-name="TimesNewRoman1" fo:font-size="44pt" fo:font-weight="bold" style:font-size-asian="44pt" style:font-weight-asian="bold" style:font-name-complex="TimesNewRoman1" style:font-size-complex="44pt" style:font-weight-complex="bold"/>
    </style:style>
    <style:style style:name="T7" style:family="text">
      <style:text-properties fo:color="#000000" style:font-name="NimbusRoman1" fo:font-size="46.7999992370605pt" fo:font-style="normal" style:font-size-asian="46.7999992370605pt" style:font-style-asian="normal" style:font-name-complex="NimbusRoman1" style:font-size-complex="46.7999992370605pt" style:font-style-complex="normal"/>
    </style:style>
    <style:style style:name="T8" style:family="text">
      <style:text-properties fo:color="#000000" style:font-name="NimbusRoman1" fo:font-size="46.7999992370605pt" fo:font-style="italic" style:font-size-asian="46.7999992370605pt" style:font-style-asian="italic" style:font-name-complex="NimbusRoman1" style:font-size-complex="46.7999992370605pt" style:font-style-complex="italic"/>
    </style:style>
    <style:style style:name="T9" style:family="text">
      <style:text-properties fo:color="#000000" style:font-name="OpenSymbol1" fo:font-size="46.7999992370605pt" style:font-size-asian="46.7999992370605pt" style:font-name-complex="OpenSymbol1" style:font-size-complex="46.7999992370605pt"/>
    </style:style>
    <style:style style:name="T10" style:family="text">
      <style:text-properties fo:color="#000000" style:font-name="NimbusRoman1" fo:font-size="48pt" fo:font-weight="bold" style:font-size-asian="46.7999992370605pt" style:font-weight-asian="bold" style:font-name-complex="NimbusRoman1" style:font-size-complex="46.7999992370605pt" style:font-weight-complex="bold"/>
    </style:style>
    <style:style style:name="T11" style:family="text">
      <style:text-properties fo:color="#000000" style:font-name="NimbusRoman1" fo:font-size="46.7999992370605pt" fo:font-weight="bold" style:font-size-asian="46.7999992370605pt" style:font-name-complex="NimbusRoman1" style:font-size-complex="46.7999992370605pt"/>
    </style:style>
    <style:style style:name="T12" style:family="text">
      <style:text-properties fo:color="#000000" style:font-name="NimbusRoman1" fo:font-size="28.1000003814697pt" style:font-size-asian="28.1000003814697pt" style:font-name-complex="NimbusRoman1" style:font-size-complex="28.1000003814697pt"/>
    </style:style>
    <style:style style:name="T13" style:family="text">
      <style:text-properties fo:color="#000000" style:font-name="NimbusRoman1" fo:font-size="46.7999992370605pt" fo:font-weight="bold" style:font-size-asian="46.7999992370605pt" style:font-weight-asian="bold" style:font-name-complex="NimbusRoman1" style:font-size-complex="46.7999992370605pt" style:font-weight-complex="bold"/>
    </style:style>
    <style:style style:name="T14" style:family="text">
      <style:text-properties fo:color="#000000" style:font-name="TimesNewRoman1" fo:font-size="46pt" style:font-size-asian="46pt" style:font-name-complex="TimesNewRoman1" style:font-size-complex="4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3.694cm" svg:height="17.602cm" svg:x="30.894cm" svg:y="6.759cm" svg:viewBox="0 0 13695 17603" draw:points="0,17603 13695,17603 13695,0 0,0">
          <text:p/>
        </draw:polygon>
        <draw:polygon draw:style-name="gr2" draw:text-style-name="P2" draw:layer="layout" svg:width="0.049cm" svg:height="1.333cm" svg:x="30.894cm" svg:y="22.228cm" svg:viewBox="0 0 50 1334" draw:points="0,1334 50,1334 50,0 0,0">
          <text:p/>
        </draw:polygon>
        <draw:polygon draw:style-name="gr2" draw:text-style-name="P2" draw:layer="layout" svg:width="2.124cm" svg:height="1.334cm" svg:x="30.894cm" svg:y="18.894cm" svg:viewBox="0 0 2125 1335" draw:points="0,1335 2125,1335 2125,0 0,0">
          <text:p/>
        </draw:polygon>
        <draw:polygon draw:style-name="gr2" draw:text-style-name="P2" draw:layer="layout" svg:width="2.276cm" svg:height="1.334cm" svg:x="30.894cm" svg:y="15.56cm" svg:viewBox="0 0 2277 1335" draw:points="0,1335 2277,1335 2277,0 0,0">
          <text:p/>
        </draw:polygon>
        <draw:polygon draw:style-name="gr2" draw:text-style-name="P2" draw:layer="layout" svg:width="3.227cm" svg:height="1.333cm" svg:x="30.894cm" svg:y="12.227cm" svg:viewBox="0 0 3228 1334" draw:points="0,1334 3228,1334 3228,0 0,0">
          <text:p/>
        </draw:polygon>
        <draw:polygon draw:style-name="gr2" draw:text-style-name="P2" draw:layer="layout" svg:width="5.542cm" svg:height="1.333cm" svg:x="30.894cm" svg:y="8.893cm" svg:viewBox="0 0 5543 1334" draw:points="0,1334 5543,1334 5543,0 0,0">
          <text:p/>
        </draw:polygon>
        <draw:polygon draw:style-name="gr3" draw:text-style-name="P3" draw:layer="layout" svg:width="0.066cm" svg:height="1.334cm" svg:x="30.894cm" svg:y="20.894cm" svg:viewBox="0 0 67 1335" draw:points="0,1335 67,1335 67,0 0,0">
          <text:p/>
        </draw:polygon>
        <draw:polygon draw:style-name="gr3" draw:text-style-name="P3" draw:layer="layout" svg:width="2.249cm" svg:height="1.333cm" svg:x="30.894cm" svg:y="17.561cm" svg:viewBox="0 0 2250 1334" draw:points="0,1334 2250,1334 2250,0 0,0">
          <text:p/>
        </draw:polygon>
        <draw:polygon draw:style-name="gr3" draw:text-style-name="P3" draw:layer="layout" svg:width="2.979cm" svg:height="1.333cm" svg:x="30.894cm" svg:y="14.227cm" svg:viewBox="0 0 2980 1334" draw:points="0,1334 2980,1334 2980,0 0,0">
          <text:p/>
        </draw:polygon>
        <draw:polygon draw:style-name="gr3" draw:text-style-name="P3" draw:layer="layout" svg:width="3.199cm" svg:height="1.334cm" svg:x="30.894cm" svg:y="10.893cm" svg:viewBox="0 0 3200 1335" draw:points="0,1335 3200,1335 3200,0 0,0">
          <text:p/>
        </draw:polygon>
        <draw:polygon draw:style-name="gr3" draw:text-style-name="P3" draw:layer="layout" svg:width="7.464cm" svg:height="1.334cm" svg:x="30.894cm" svg:y="7.559cm" svg:viewBox="0 0 7465 1335" draw:points="0,1335 7465,1335 7465,0 0,0">
          <text:p/>
        </draw:polygon>
        <draw:polygon draw:style-name="gr4" draw:text-style-name="P4" draw:layer="layout" svg:width="0cm" svg:height="0.123cm" svg:x="30.894cm" svg:y="24.361cm" svg:viewBox="0 0 0 124" draw:points="0,0 0,124">
          <text:p/>
        </draw:polygon>
        <draw:line draw:style-name="gr5" draw:text-style-name="P5" draw:layer="layout" svg:x1="30.894cm" svg:y1="24.361cm" svg:x2="30.894cm" svg:y2="24.485cm">
          <text:p/>
        </draw:line>
        <draw:polygon draw:style-name="gr4" draw:text-style-name="P4" draw:layer="layout" svg:width="0cm" svg:height="0.123cm" svg:x="34.317cm" svg:y="24.361cm" svg:viewBox="0 0 0 124" draw:points="0,0 0,124">
          <text:p/>
        </draw:polygon>
        <draw:line draw:style-name="gr5" draw:text-style-name="P5" draw:layer="layout" svg:x1="34.317cm" svg:y1="24.361cm" svg:x2="34.317cm" svg:y2="24.485cm">
          <text:p/>
        </draw:line>
        <draw:frame draw:style-name="gr6" draw:text-style-name="P7" draw:layer="layout" svg:width="2.474cm" svg:height="1.563cm" svg:x="29.659cm" svg:y="24.33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37.741cm" svg:y="24.361cm" svg:viewBox="0 0 0 124" draw:points="0,0 0,124">
          <text:p/>
        </draw:polygon>
        <draw:line draw:style-name="gr5" draw:text-style-name="P5" draw:layer="layout" svg:x1="37.741cm" svg:y1="24.361cm" svg:x2="37.741cm" svg:y2="24.485cm">
          <text:p/>
        </draw:line>
        <draw:frame draw:style-name="gr6" draw:text-style-name="P7" draw:layer="layout" svg:width="2.474cm" svg:height="1.563cm" svg:x="33.083cm" svg:y="24.33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41.164cm" svg:y="24.361cm" svg:viewBox="0 0 0 124" draw:points="0,0 0,124">
          <text:p/>
        </draw:polygon>
        <draw:line draw:style-name="gr5" draw:text-style-name="P5" draw:layer="layout" svg:x1="41.164cm" svg:y1="24.361cm" svg:x2="41.164cm" svg:y2="24.485cm">
          <text:p/>
        </draw:line>
        <draw:frame draw:style-name="gr6" draw:text-style-name="P7" draw:layer="layout" svg:width="2.474cm" svg:height="1.563cm" svg:x="36.506cm" svg:y="24.33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44.588cm" svg:y="24.361cm" svg:viewBox="0 0 0 124" draw:points="0,0 0,124">
          <text:p/>
        </draw:polygon>
        <draw:line draw:style-name="gr5" draw:text-style-name="P5" draw:layer="layout" svg:x1="44.588cm" svg:y1="24.361cm" svg:x2="44.588cm" svg:y2="24.485cm">
          <text:p/>
        </draw:line>
        <draw:frame draw:style-name="gr6" draw:text-style-name="P7" draw:layer="layout" svg:width="2.474cm" svg:height="1.563cm" svg:x="39.93cm" svg:y="24.33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3cm" svg:height="0cm" svg:x="30.77cm" svg:y="22.228cm" svg:viewBox="0 0 124 0" draw:points="124,0 0,0">
          <text:p/>
        </draw:polygon>
        <draw:line draw:style-name="gr5" draw:text-style-name="P5" draw:layer="layout" svg:x1="30.894cm" svg:y1="22.228cm" svg:x2="30.77cm" svg:y2="22.228cm">
          <text:p/>
        </draw:line>
        <draw:frame draw:style-name="gr6" draw:text-style-name="P7" draw:layer="layout" svg:width="2.474cm" svg:height="1.563cm" svg:x="43.353cm" svg:y="24.332cm">
          <draw:text-box>
            <text:p text:style-name="P6"><text:span text:style-name="T1">1.00</text:span></text:p>
          </draw:text-box>
        </draw:frame>
        <draw:polygon draw:style-name="gr4" draw:text-style-name="P4" draw:layer="layout" svg:width="0.123cm" svg:height="0cm" svg:x="30.77cm" svg:y="18.894cm" svg:viewBox="0 0 124 0" draw:points="124,0 0,0">
          <text:p/>
        </draw:polygon>
        <draw:line draw:style-name="gr5" draw:text-style-name="P5" draw:layer="layout" svg:x1="30.894cm" svg:y1="18.894cm" svg:x2="30.77cm" svg:y2="18.894cm">
          <text:p/>
        </draw:line>
        <draw:polygon draw:style-name="gr4" draw:text-style-name="P4" draw:layer="layout" svg:width="0.123cm" svg:height="0cm" svg:x="30.77cm" svg:y="15.56cm" svg:viewBox="0 0 124 0" draw:points="124,0 0,0">
          <text:p/>
        </draw:polygon>
        <draw:line draw:style-name="gr5" draw:text-style-name="P5" draw:layer="layout" svg:x1="30.894cm" svg:y1="15.56cm" svg:x2="30.77cm" svg:y2="15.56cm">
          <text:p/>
        </draw:line>
        <draw:polygon draw:style-name="gr4" draw:text-style-name="P4" draw:layer="layout" svg:width="0.123cm" svg:height="0cm" svg:x="30.77cm" svg:y="12.227cm" svg:viewBox="0 0 124 0" draw:points="124,0 0,0">
          <text:p/>
        </draw:polygon>
        <draw:line draw:style-name="gr5" draw:text-style-name="P5" draw:layer="layout" svg:x1="30.894cm" svg:y1="12.227cm" svg:x2="30.77cm" svg:y2="12.227cm">
          <text:p/>
        </draw:line>
        <draw:polygon draw:style-name="gr4" draw:text-style-name="P4" draw:layer="layout" svg:width="0.123cm" svg:height="0cm" svg:x="30.77cm" svg:y="8.893cm" svg:viewBox="0 0 124 0" draw:points="124,0 0,0">
          <text:p/>
        </draw:polygon>
        <draw:line draw:style-name="gr5" draw:text-style-name="P5" draw:layer="layout" svg:x1="30.894cm" svg:y1="8.893cm" svg:x2="30.77cm" svg:y2="8.893cm">
          <text:p/>
        </draw:line>
        <draw:line draw:style-name="gr7" draw:text-style-name="P5" draw:layer="layout" svg:x1="30.894cm" svg:y1="24.361cm" svg:x2="30.894cm" svg:y2="6.759cm">
          <text:p/>
        </draw:line>
        <draw:line draw:style-name="gr7" draw:text-style-name="P5" draw:layer="layout" svg:x1="44.588cm" svg:y1="24.361cm" svg:x2="44.588cm" svg:y2="6.759cm">
          <text:p/>
        </draw:line>
        <draw:line draw:style-name="gr7" draw:text-style-name="P5" draw:layer="layout" svg:x1="30.894cm" svg:y1="24.361cm" svg:x2="44.588cm" svg:y2="24.361cm">
          <text:p/>
        </draw:line>
        <draw:line draw:style-name="gr7" draw:text-style-name="P5" draw:layer="layout" svg:x1="30.894cm" svg:y1="6.759cm" svg:x2="44.588cm" svg:y2="6.759cm">
          <text:p/>
        </draw:line>
        <draw:polygon draw:style-name="gr1" draw:text-style-name="P1" draw:layer="layout" svg:width="13.694cm" svg:height="17.602cm" svg:x="47.326cm" svg:y="6.759cm" svg:viewBox="0 0 13695 17603" draw:points="0,17603 13695,17603 13695,0 0,0">
          <text:p/>
        </draw:polygon>
        <draw:polygon draw:style-name="gr2" draw:text-style-name="P2" draw:layer="layout" svg:width="0cm" svg:height="1.332cm" svg:x="47.326cm" svg:y="22.228cm" svg:viewBox="0 0 0 1333" draw:points="0,1333 0,0">
          <text:p/>
        </draw:polygon>
        <draw:polygon draw:style-name="gr2" draw:text-style-name="P2" draw:layer="layout" svg:width="1.463cm" svg:height="1.334cm" svg:x="47.326cm" svg:y="18.894cm" svg:viewBox="0 0 1464 1335" draw:points="0,1335 1464,1335 1464,0 0,0">
          <text:p/>
        </draw:polygon>
        <draw:polygon draw:style-name="gr2" draw:text-style-name="P2" draw:layer="layout" svg:width="0.668cm" svg:height="1.334cm" svg:x="47.326cm" svg:y="15.56cm" svg:viewBox="0 0 669 1335" draw:points="0,1335 669,1335 669,0 0,0">
          <text:p/>
        </draw:polygon>
        <draw:polygon draw:style-name="gr8" draw:text-style-name="P2" draw:layer="layout" svg:width="0.549cm" svg:height="1.333cm" svg:x="47.326cm" svg:y="12.227cm" svg:viewBox="0 0 550 1334" draw:points="0,1334 550,1334 550,0 0,0">
          <text:p/>
        </draw:polygon>
        <draw:polygon draw:style-name="gr9" draw:text-style-name="P5" draw:layer="layout" svg:width="0.549cm" svg:height="1.333cm" svg:x="47.326cm" svg:y="12.227cm" svg:viewBox="0 0 550 1334" draw:points="0,1334 550,1334 550,0 0,0">
          <text:p/>
        </draw:polygon>
        <draw:polygon draw:style-name="gr2" draw:text-style-name="P2" draw:layer="layout" svg:width="6.975cm" svg:height="1.333cm" svg:x="47.326cm" svg:y="8.893cm" svg:viewBox="0 0 6976 1334" draw:points="0,1334 6976,1334 6976,0 0,0">
          <text:p/>
        </draw:polygon>
        <draw:polygon draw:style-name="gr3" draw:text-style-name="P3" draw:layer="layout" svg:width="0cm" svg:height="1.333cm" svg:x="47.326cm" svg:y="20.894cm" svg:viewBox="0 0 0 1334" draw:points="0,1334 0,0">
          <text:p/>
        </draw:polygon>
        <draw:polygon draw:style-name="gr3" draw:text-style-name="P3" draw:layer="layout" svg:width="1.591cm" svg:height="1.333cm" svg:x="47.326cm" svg:y="17.561cm" svg:viewBox="0 0 1592 1334" draw:points="0,1334 1592,1334 1592,0 0,0">
          <text:p/>
        </draw:polygon>
        <draw:polygon draw:style-name="gr3" draw:text-style-name="P3" draw:layer="layout" svg:width="0.705cm" svg:height="1.333cm" svg:x="47.326cm" svg:y="14.227cm" svg:viewBox="0 0 706 1334" draw:points="0,1334 706,1334 706,0 0,0">
          <text:p/>
        </draw:polygon>
        <draw:polygon draw:style-name="gr3" draw:text-style-name="P3" draw:layer="layout" svg:width="0.543cm" svg:height="1.334cm" svg:x="47.326cm" svg:y="10.893cm" svg:viewBox="0 0 544 1335" draw:points="0,1335 544,1335 544,0 0,0">
          <text:p/>
        </draw:polygon>
        <draw:polygon draw:style-name="gr3" draw:text-style-name="P3" draw:layer="layout" svg:width="10.108cm" svg:height="1.334cm" svg:x="47.326cm" svg:y="7.559cm" svg:viewBox="0 0 10109 1335" draw:points="0,1335 10109,1335 10109,0 0,0">
          <text:p/>
        </draw:polygon>
        <draw:polygon draw:style-name="gr4" draw:text-style-name="P4" draw:layer="layout" svg:width="0cm" svg:height="0.123cm" svg:x="47.326cm" svg:y="24.361cm" svg:viewBox="0 0 0 124" draw:points="0,0 0,124">
          <text:p/>
        </draw:polygon>
        <draw:line draw:style-name="gr5" draw:text-style-name="P5" draw:layer="layout" svg:x1="47.326cm" svg:y1="24.361cm" svg:x2="47.326cm" svg:y2="24.485cm">
          <text:p/>
        </draw:line>
        <draw:frame draw:style-name="gr10" draw:text-style-name="P8" draw:layer="layout" svg:width="5.201cm" svg:height="1.957cm" svg:x="35.145cm" svg:y="4.811cm">
          <draw:text-box>
            <text:p text:style-name="P6"><text:span text:style-name="T2">Factual</text:span></text:p>
          </draw:text-box>
        </draw:frame>
        <draw:polygon draw:style-name="gr4" draw:text-style-name="P4" draw:layer="layout" svg:width="0cm" svg:height="0.123cm" svg:x="50.75cm" svg:y="24.361cm" svg:viewBox="0 0 0 124" draw:points="0,0 0,124">
          <text:p/>
        </draw:polygon>
        <draw:line draw:style-name="gr5" draw:text-style-name="P5" draw:layer="layout" svg:x1="50.75cm" svg:y1="24.361cm" svg:x2="50.75cm" svg:y2="24.485cm">
          <text:p/>
        </draw:line>
        <draw:frame draw:style-name="gr6" draw:text-style-name="P7" draw:layer="layout" svg:width="2.474cm" svg:height="1.563cm" svg:x="46.092cm" svg:y="24.33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54.173cm" svg:y="24.361cm" svg:viewBox="0 0 0 124" draw:points="0,0 0,124">
          <text:p/>
        </draw:polygon>
        <draw:line draw:style-name="gr5" draw:text-style-name="P5" draw:layer="layout" svg:x1="54.173cm" svg:y1="24.361cm" svg:x2="54.173cm" svg:y2="24.485cm">
          <text:p/>
        </draw:line>
        <draw:frame draw:style-name="gr6" draw:text-style-name="P7" draw:layer="layout" svg:width="2.474cm" svg:height="1.563cm" svg:x="49.516cm" svg:y="24.33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57.597cm" svg:y="24.361cm" svg:viewBox="0 0 0 124" draw:points="0,0 0,124">
          <text:p/>
        </draw:polygon>
        <draw:line draw:style-name="gr5" draw:text-style-name="P5" draw:layer="layout" svg:x1="57.597cm" svg:y1="24.361cm" svg:x2="57.597cm" svg:y2="24.485cm">
          <text:p/>
        </draw:line>
        <draw:frame draw:style-name="gr6" draw:text-style-name="P7" draw:layer="layout" svg:width="2.474cm" svg:height="1.563cm" svg:x="52.939cm" svg:y="24.33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61.02cm" svg:y="24.361cm" svg:viewBox="0 0 0 124" draw:points="0,0 0,124">
          <text:p/>
        </draw:polygon>
        <draw:line draw:style-name="gr5" draw:text-style-name="P5" draw:layer="layout" svg:x1="61.02cm" svg:y1="24.361cm" svg:x2="61.02cm" svg:y2="24.485cm">
          <text:p/>
        </draw:line>
        <draw:frame draw:style-name="gr6" draw:text-style-name="P7" draw:layer="layout" svg:width="2.474cm" svg:height="1.563cm" svg:x="56.363cm" svg:y="24.33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2cm" svg:height="0cm" svg:x="47.203cm" svg:y="22.228cm" svg:viewBox="0 0 123 0" draw:points="123,0 0,0">
          <text:p/>
        </draw:polygon>
        <draw:line draw:style-name="gr5" draw:text-style-name="P5" draw:layer="layout" svg:x1="47.326cm" svg:y1="22.228cm" svg:x2="47.203cm" svg:y2="22.228cm">
          <text:p/>
        </draw:line>
        <draw:polygon draw:style-name="gr4" draw:text-style-name="P4" draw:layer="layout" svg:width="0.122cm" svg:height="0cm" svg:x="47.203cm" svg:y="18.894cm" svg:viewBox="0 0 123 0" draw:points="123,0 0,0">
          <text:p/>
        </draw:polygon>
        <draw:line draw:style-name="gr5" draw:text-style-name="P5" draw:layer="layout" svg:x1="47.326cm" svg:y1="18.894cm" svg:x2="47.203cm" svg:y2="18.894cm">
          <text:p/>
        </draw:line>
        <draw:polygon draw:style-name="gr4" draw:text-style-name="P4" draw:layer="layout" svg:width="0.122cm" svg:height="0cm" svg:x="47.203cm" svg:y="15.56cm" svg:viewBox="0 0 123 0" draw:points="123,0 0,0">
          <text:p/>
        </draw:polygon>
        <draw:line draw:style-name="gr5" draw:text-style-name="P5" draw:layer="layout" svg:x1="47.326cm" svg:y1="15.56cm" svg:x2="47.203cm" svg:y2="15.56cm">
          <text:p/>
        </draw:line>
        <draw:polygon draw:style-name="gr4" draw:text-style-name="P4" draw:layer="layout" svg:width="0.122cm" svg:height="0cm" svg:x="47.203cm" svg:y="12.227cm" svg:viewBox="0 0 123 0" draw:points="123,0 0,0">
          <text:p/>
        </draw:polygon>
        <draw:line draw:style-name="gr5" draw:text-style-name="P5" draw:layer="layout" svg:x1="47.326cm" svg:y1="12.227cm" svg:x2="47.203cm" svg:y2="12.227cm">
          <text:p/>
        </draw:line>
        <draw:polygon draw:style-name="gr4" draw:text-style-name="P4" draw:layer="layout" svg:width="0.122cm" svg:height="0cm" svg:x="47.203cm" svg:y="8.893cm" svg:viewBox="0 0 123 0" draw:points="123,0 0,0">
          <text:p/>
        </draw:polygon>
        <draw:line draw:style-name="gr5" draw:text-style-name="P5" draw:layer="layout" svg:x1="47.326cm" svg:y1="8.893cm" svg:x2="47.203cm" svg:y2="8.893cm">
          <text:p/>
        </draw:line>
        <draw:line draw:style-name="gr7" draw:text-style-name="P5" draw:layer="layout" svg:x1="47.326cm" svg:y1="24.361cm" svg:x2="47.326cm" svg:y2="6.759cm">
          <text:p/>
        </draw:line>
        <draw:line draw:style-name="gr7" draw:text-style-name="P5" draw:layer="layout" svg:x1="61.02cm" svg:y1="24.361cm" svg:x2="61.02cm" svg:y2="6.759cm">
          <text:p/>
        </draw:line>
        <draw:line draw:style-name="gr7" draw:text-style-name="P5" draw:layer="layout" svg:x1="47.326cm" svg:y1="24.361cm" svg:x2="61.02cm" svg:y2="24.361cm">
          <text:p/>
        </draw:line>
        <draw:line draw:style-name="gr7" draw:text-style-name="P5" draw:layer="layout" svg:x1="47.326cm" svg:y1="6.759cm" svg:x2="61.02cm" svg:y2="6.759cm">
          <text:p/>
        </draw:line>
        <draw:frame draw:style-name="gr6" draw:text-style-name="P7" draw:layer="layout" svg:width="2.474cm" svg:height="1.563cm" svg:x="59.786cm" svg:y="24.332cm">
          <draw:text-box>
            <text:p text:style-name="P6"><text:span text:style-name="T1">1.00</text:span></text:p>
          </draw:text-box>
        </draw:frame>
        <draw:polygon draw:style-name="gr1" draw:text-style-name="P1" draw:layer="layout" svg:width="13.694cm" svg:height="17.602cm" svg:x="63.759cm" svg:y="6.759cm" svg:viewBox="0 0 13695 17603" draw:points="0,17603 13695,17603 13695,0 0,0">
          <text:p/>
        </draw:polygon>
        <draw:polygon draw:style-name="gr2" draw:text-style-name="P2" draw:layer="layout" svg:width="0cm" svg:height="1.332cm" svg:x="63.759cm" svg:y="22.228cm" svg:viewBox="0 0 0 1333" draw:points="0,1333 0,0">
          <text:p/>
        </draw:polygon>
        <draw:polygon draw:style-name="gr2" draw:text-style-name="P2" draw:layer="layout" svg:width="7.828cm" svg:height="1.334cm" svg:x="63.759cm" svg:y="18.894cm" svg:viewBox="0 0 7829 1335" draw:points="0,1335 7829,1335 7829,0 0,0">
          <text:p/>
        </draw:polygon>
        <draw:polygon draw:style-name="gr2" draw:text-style-name="P2" draw:layer="layout" svg:width="7.661cm" svg:height="1.334cm" svg:x="63.759cm" svg:y="15.56cm" svg:viewBox="0 0 7662 1335" draw:points="0,1335 7662,1335 7662,0 0,0">
          <text:p/>
        </draw:polygon>
        <draw:polygon draw:style-name="gr2" draw:text-style-name="P2" draw:layer="layout" svg:width="6.635cm" svg:height="1.333cm" svg:x="63.759cm" svg:y="12.227cm" svg:viewBox="0 0 6636 1334" draw:points="0,1334 6636,1334 6636,0 0,0">
          <text:p/>
        </draw:polygon>
        <draw:polygon draw:style-name="gr2" draw:text-style-name="P2" draw:layer="layout" svg:width="8.346cm" svg:height="1.333cm" svg:x="63.759cm" svg:y="8.893cm" svg:viewBox="0 0 8347 1334" draw:points="0,1334 8347,1334 8347,0 0,0">
          <text:p/>
        </draw:polygon>
        <draw:polygon draw:style-name="gr3" draw:text-style-name="P3" draw:layer="layout" svg:width="0.06cm" svg:height="1.334cm" svg:x="63.759cm" svg:y="20.894cm" svg:viewBox="0 0 61 1335" draw:points="0,1335 61,1335 61,0 0,0">
          <text:p/>
        </draw:polygon>
        <draw:polygon draw:style-name="gr3" draw:text-style-name="P3" draw:layer="layout" svg:width="8.203cm" svg:height="1.333cm" svg:x="63.759cm" svg:y="17.561cm" svg:viewBox="0 0 8204 1334" draw:points="0,1334 8204,1334 8204,0 0,0">
          <text:p/>
        </draw:polygon>
        <draw:polygon draw:style-name="gr3" draw:text-style-name="P3" draw:layer="layout" svg:width="8.871cm" svg:height="1.333cm" svg:x="63.759cm" svg:y="14.227cm" svg:viewBox="0 0 8872 1334" draw:points="0,1334 8872,1334 8872,0 0,0">
          <text:p/>
        </draw:polygon>
        <draw:polygon draw:style-name="gr3" draw:text-style-name="P3" draw:layer="layout" svg:width="6.268cm" svg:height="1.334cm" svg:x="63.759cm" svg:y="10.893cm" svg:viewBox="0 0 6269 1335" draw:points="0,1335 6269,1335 6269,0 0,0">
          <text:p/>
        </draw:polygon>
        <draw:polygon draw:style-name="gr3" draw:text-style-name="P3" draw:layer="layout" svg:width="11.269cm" svg:height="1.334cm" svg:x="63.759cm" svg:y="7.559cm" svg:viewBox="0 0 11270 1335" draw:points="0,1335 11270,1335 11270,0 0,0">
          <text:p/>
        </draw:polygon>
        <draw:polygon draw:style-name="gr4" draw:text-style-name="P4" draw:layer="layout" svg:width="0cm" svg:height="0.123cm" svg:x="63.759cm" svg:y="24.361cm" svg:viewBox="0 0 0 124" draw:points="0,0 0,124">
          <text:p/>
        </draw:polygon>
        <draw:line draw:style-name="gr5" draw:text-style-name="P5" draw:layer="layout" svg:x1="63.759cm" svg:y1="24.361cm" svg:x2="63.759cm" svg:y2="24.485cm">
          <text:p/>
        </draw:line>
        <draw:frame draw:style-name="gr11" draw:text-style-name="P8" draw:layer="layout" svg:width="7.169cm" svg:height="1.957cm" svg:x="50.597cm" svg:y="4.807cm">
          <draw:text-box>
            <text:p text:style-name="P6"><text:span text:style-name="T2">Linguistic</text:span></text:p>
          </draw:text-box>
        </draw:frame>
        <draw:polygon draw:style-name="gr4" draw:text-style-name="P4" draw:layer="layout" svg:width="0cm" svg:height="0.123cm" svg:x="67.182cm" svg:y="24.361cm" svg:viewBox="0 0 0 124" draw:points="0,0 0,124">
          <text:p/>
        </draw:polygon>
        <draw:line draw:style-name="gr5" draw:text-style-name="P5" draw:layer="layout" svg:x1="67.182cm" svg:y1="24.361cm" svg:x2="67.182cm" svg:y2="24.485cm">
          <text:p/>
        </draw:line>
        <draw:frame draw:style-name="gr6" draw:text-style-name="P7" draw:layer="layout" svg:width="2.474cm" svg:height="1.563cm" svg:x="62.525cm" svg:y="24.33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70.606cm" svg:y="24.361cm" svg:viewBox="0 0 0 124" draw:points="0,0 0,124">
          <text:p/>
        </draw:polygon>
        <draw:line draw:style-name="gr5" draw:text-style-name="P5" draw:layer="layout" svg:x1="70.606cm" svg:y1="24.361cm" svg:x2="70.606cm" svg:y2="24.485cm">
          <text:p/>
        </draw:line>
        <draw:frame draw:style-name="gr6" draw:text-style-name="P7" draw:layer="layout" svg:width="2.474cm" svg:height="1.563cm" svg:x="65.948cm" svg:y="24.33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74.029cm" svg:y="24.361cm" svg:viewBox="0 0 0 124" draw:points="0,0 0,124">
          <text:p/>
        </draw:polygon>
        <draw:line draw:style-name="gr5" draw:text-style-name="P5" draw:layer="layout" svg:x1="74.029cm" svg:y1="24.361cm" svg:x2="74.029cm" svg:y2="24.485cm">
          <text:p/>
        </draw:line>
        <draw:frame draw:style-name="gr6" draw:text-style-name="P7" draw:layer="layout" svg:width="2.474cm" svg:height="1.563cm" svg:x="69.372cm" svg:y="24.33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77.453cm" svg:y="24.361cm" svg:viewBox="0 0 0 124" draw:points="0,0 0,124">
          <text:p/>
        </draw:polygon>
        <draw:line draw:style-name="gr5" draw:text-style-name="P5" draw:layer="layout" svg:x1="77.453cm" svg:y1="24.361cm" svg:x2="77.453cm" svg:y2="24.485cm">
          <text:p/>
        </draw:line>
        <draw:frame draw:style-name="gr6" draw:text-style-name="P7" draw:layer="layout" svg:width="2.474cm" svg:height="1.563cm" svg:x="72.795cm" svg:y="24.33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2cm" svg:height="0cm" svg:x="63.636cm" svg:y="22.228cm" svg:viewBox="0 0 123 0" draw:points="123,0 0,0">
          <text:p/>
        </draw:polygon>
        <draw:line draw:style-name="gr5" draw:text-style-name="P5" draw:layer="layout" svg:x1="63.759cm" svg:y1="22.228cm" svg:x2="63.636cm" svg:y2="22.228cm">
          <text:p/>
        </draw:line>
        <draw:polygon draw:style-name="gr4" draw:text-style-name="P4" draw:layer="layout" svg:width="0.122cm" svg:height="0cm" svg:x="63.636cm" svg:y="18.894cm" svg:viewBox="0 0 123 0" draw:points="123,0 0,0">
          <text:p/>
        </draw:polygon>
        <draw:line draw:style-name="gr5" draw:text-style-name="P5" draw:layer="layout" svg:x1="63.759cm" svg:y1="18.894cm" svg:x2="63.636cm" svg:y2="18.894cm">
          <text:p/>
        </draw:line>
        <draw:polygon draw:style-name="gr4" draw:text-style-name="P4" draw:layer="layout" svg:width="0.122cm" svg:height="0cm" svg:x="63.636cm" svg:y="15.56cm" svg:viewBox="0 0 123 0" draw:points="123,0 0,0">
          <text:p/>
        </draw:polygon>
        <draw:line draw:style-name="gr5" draw:text-style-name="P5" draw:layer="layout" svg:x1="63.759cm" svg:y1="15.56cm" svg:x2="63.636cm" svg:y2="15.56cm">
          <text:p/>
        </draw:line>
        <draw:polygon draw:style-name="gr4" draw:text-style-name="P4" draw:layer="layout" svg:width="0.122cm" svg:height="0cm" svg:x="63.636cm" svg:y="12.227cm" svg:viewBox="0 0 123 0" draw:points="123,0 0,0">
          <text:p/>
        </draw:polygon>
        <draw:line draw:style-name="gr5" draw:text-style-name="P5" draw:layer="layout" svg:x1="63.759cm" svg:y1="12.227cm" svg:x2="63.636cm" svg:y2="12.227cm">
          <text:p/>
        </draw:line>
        <draw:polygon draw:style-name="gr4" draw:text-style-name="P4" draw:layer="layout" svg:width="0.122cm" svg:height="0cm" svg:x="63.636cm" svg:y="8.893cm" svg:viewBox="0 0 123 0" draw:points="123,0 0,0">
          <text:p/>
        </draw:polygon>
        <draw:line draw:style-name="gr5" draw:text-style-name="P5" draw:layer="layout" svg:x1="63.759cm" svg:y1="8.893cm" svg:x2="63.636cm" svg:y2="8.893cm">
          <text:p/>
        </draw:line>
        <draw:line draw:style-name="gr7" draw:text-style-name="P5" draw:layer="layout" svg:x1="63.759cm" svg:y1="24.361cm" svg:x2="63.759cm" svg:y2="6.759cm">
          <text:p/>
        </draw:line>
        <draw:line draw:style-name="gr7" draw:text-style-name="P5" draw:layer="layout" svg:x1="77.453cm" svg:y1="24.361cm" svg:x2="77.453cm" svg:y2="6.759cm">
          <text:p/>
        </draw:line>
        <draw:line draw:style-name="gr7" draw:text-style-name="P5" draw:layer="layout" svg:x1="63.759cm" svg:y1="24.361cm" svg:x2="77.453cm" svg:y2="24.361cm">
          <text:p/>
        </draw:line>
        <draw:line draw:style-name="gr7" draw:text-style-name="P5" draw:layer="layout" svg:x1="63.759cm" svg:y1="6.759cm" svg:x2="77.453cm" svg:y2="6.759cm">
          <text:p/>
        </draw:line>
        <draw:frame draw:style-name="gr6" draw:text-style-name="P7" draw:layer="layout" svg:width="2.474cm" svg:height="1.563cm" svg:x="76.219cm" svg:y="24.332cm">
          <draw:text-box>
            <text:p text:style-name="P6"><text:span text:style-name="T1">1.00</text:span></text:p>
          </draw:text-box>
        </draw:frame>
        <draw:polygon draw:style-name="gr1" draw:text-style-name="P1" draw:layer="layout" svg:width="13.694cm" svg:height="17.602cm" svg:x="80.192cm" svg:y="6.759cm" svg:viewBox="0 0 13695 17603" draw:points="0,17603 13695,17603 13695,0 0,0">
          <text:p/>
        </draw:polygon>
        <draw:polygon draw:style-name="gr2" draw:text-style-name="P2" draw:layer="layout" svg:width="0.122cm" svg:height="1.333cm" svg:x="80.192cm" svg:y="22.228cm" svg:viewBox="0 0 123 1334" draw:points="0,1334 123,1334 123,0 0,0">
          <text:p/>
        </draw:polygon>
        <draw:polygon draw:style-name="gr2" draw:text-style-name="P2" draw:layer="layout" svg:width="3.554cm" svg:height="1.334cm" svg:x="80.192cm" svg:y="18.894cm" svg:viewBox="0 0 3555 1335" draw:points="0,1335 3555,1335 3555,0 0,0">
          <text:p/>
        </draw:polygon>
        <draw:polygon draw:style-name="gr2" draw:text-style-name="P2" draw:layer="layout" svg:width="4.521cm" svg:height="1.334cm" svg:x="80.192cm" svg:y="15.56cm" svg:viewBox="0 0 4522 1335" draw:points="0,1335 4522,1335 4522,0 0,0">
          <text:p/>
        </draw:polygon>
        <draw:polygon draw:style-name="gr2" draw:text-style-name="P2" draw:layer="layout" svg:width="5.151cm" svg:height="1.333cm" svg:x="80.192cm" svg:y="12.227cm" svg:viewBox="0 0 5152 1334" draw:points="0,1334 5152,1334 5152,0 0,0">
          <text:p/>
        </draw:polygon>
        <draw:polygon draw:style-name="gr2" draw:text-style-name="P2" draw:layer="layout" svg:width="7.577cm" svg:height="1.333cm" svg:x="80.192cm" svg:y="8.893cm" svg:viewBox="0 0 7578 1334" draw:points="0,1334 7578,1334 7578,0 0,0">
          <text:p/>
        </draw:polygon>
        <draw:polygon draw:style-name="gr3" draw:text-style-name="P3" draw:layer="layout" svg:width="0.177cm" svg:height="1.334cm" svg:x="80.192cm" svg:y="20.894cm" svg:viewBox="0 0 178 1335" draw:points="0,1335 178,1335 178,0 0,0">
          <text:p/>
        </draw:polygon>
        <draw:polygon draw:style-name="gr3" draw:text-style-name="P3" draw:layer="layout" svg:width="3.987cm" svg:height="1.333cm" svg:x="80.192cm" svg:y="17.561cm" svg:viewBox="0 0 3988 1334" draw:points="0,1334 3988,1334 3988,0 0,0">
          <text:p/>
        </draw:polygon>
        <draw:polygon draw:style-name="gr3" draw:text-style-name="P3" draw:layer="layout" svg:width="5.663cm" svg:height="1.333cm" svg:x="80.192cm" svg:y="14.227cm" svg:viewBox="0 0 5664 1334" draw:points="0,1334 5664,1334 5664,0 0,0">
          <text:p/>
        </draw:polygon>
        <draw:polygon draw:style-name="gr3" draw:text-style-name="P3" draw:layer="layout" svg:width="4.896cm" svg:height="1.334cm" svg:x="80.192cm" svg:y="10.893cm" svg:viewBox="0 0 4897 1335" draw:points="0,1335 4897,1335 4897,0 0,0">
          <text:p/>
        </draw:polygon>
        <draw:polygon draw:style-name="gr3" draw:text-style-name="P3" draw:layer="layout" svg:width="9.554cm" svg:height="1.334cm" svg:x="80.192cm" svg:y="7.559cm" svg:viewBox="0 0 9555 1335" draw:points="0,1335 9555,1335 9555,0 0,0">
          <text:p/>
        </draw:polygon>
        <draw:polygon draw:style-name="gr4" draw:text-style-name="P4" draw:layer="layout" svg:width="0cm" svg:height="0.123cm" svg:x="80.192cm" svg:y="24.361cm" svg:viewBox="0 0 0 124" draw:points="0,0 0,124">
          <text:p/>
        </draw:polygon>
        <draw:line draw:style-name="gr5" draw:text-style-name="P5" draw:layer="layout" svg:x1="80.192cm" svg:y1="24.361cm" svg:x2="80.192cm" svg:y2="24.485cm">
          <text:p/>
        </draw:line>
        <draw:frame draw:style-name="gr12" draw:text-style-name="P8" draw:layer="layout" svg:width="3.139cm" svg:height="1.957cm" svg:x="69.039cm" svg:y="4.811cm">
          <draw:text-box>
            <text:p text:style-name="P6"><text:span text:style-name="T2">Bias</text:span></text:p>
          </draw:text-box>
        </draw:frame>
        <draw:polygon draw:style-name="gr4" draw:text-style-name="P4" draw:layer="layout" svg:width="0cm" svg:height="0.123cm" svg:x="83.615cm" svg:y="24.361cm" svg:viewBox="0 0 0 124" draw:points="0,0 0,124">
          <text:p/>
        </draw:polygon>
        <draw:line draw:style-name="gr5" draw:text-style-name="P5" draw:layer="layout" svg:x1="83.615cm" svg:y1="24.361cm" svg:x2="83.615cm" svg:y2="24.485cm">
          <text:p/>
        </draw:line>
        <draw:frame draw:style-name="gr6" draw:text-style-name="P7" draw:layer="layout" svg:width="2.474cm" svg:height="1.563cm" svg:x="78.957cm" svg:y="24.33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87.039cm" svg:y="24.361cm" svg:viewBox="0 0 0 124" draw:points="0,0 0,124">
          <text:p/>
        </draw:polygon>
        <draw:line draw:style-name="gr5" draw:text-style-name="P5" draw:layer="layout" svg:x1="87.039cm" svg:y1="24.361cm" svg:x2="87.039cm" svg:y2="24.485cm">
          <text:p/>
        </draw:line>
        <draw:frame draw:style-name="gr6" draw:text-style-name="P7" draw:layer="layout" svg:width="2.474cm" svg:height="1.563cm" svg:x="82.381cm" svg:y="24.33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90.462cm" svg:y="24.361cm" svg:viewBox="0 0 0 124" draw:points="0,0 0,124">
          <text:p/>
        </draw:polygon>
        <draw:line draw:style-name="gr5" draw:text-style-name="P5" draw:layer="layout" svg:x1="90.462cm" svg:y1="24.361cm" svg:x2="90.462cm" svg:y2="24.485cm">
          <text:p/>
        </draw:line>
        <draw:frame draw:style-name="gr6" draw:text-style-name="P7" draw:layer="layout" svg:width="2.474cm" svg:height="1.563cm" svg:x="85.804cm" svg:y="24.33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93.886cm" svg:y="24.361cm" svg:viewBox="0 0 0 124" draw:points="0,0 0,124">
          <text:p/>
        </draw:polygon>
        <draw:line draw:style-name="gr5" draw:text-style-name="P5" draw:layer="layout" svg:x1="93.886cm" svg:y1="24.361cm" svg:x2="93.886cm" svg:y2="24.485cm">
          <text:p/>
        </draw:line>
        <draw:frame draw:style-name="gr6" draw:text-style-name="P7" draw:layer="layout" svg:width="2.474cm" svg:height="1.563cm" svg:x="89.228cm" svg:y="24.33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3cm" svg:height="0cm" svg:x="80.068cm" svg:y="22.228cm" svg:viewBox="0 0 124 0" draw:points="124,0 0,0">
          <text:p/>
        </draw:polygon>
        <draw:line draw:style-name="gr5" draw:text-style-name="P5" draw:layer="layout" svg:x1="80.192cm" svg:y1="22.228cm" svg:x2="80.068cm" svg:y2="22.228cm">
          <text:p/>
        </draw:line>
        <draw:polygon draw:style-name="gr4" draw:text-style-name="P4" draw:layer="layout" svg:width="0.123cm" svg:height="0cm" svg:x="80.068cm" svg:y="18.894cm" svg:viewBox="0 0 124 0" draw:points="124,0 0,0">
          <text:p/>
        </draw:polygon>
        <draw:line draw:style-name="gr5" draw:text-style-name="P5" draw:layer="layout" svg:x1="80.192cm" svg:y1="18.894cm" svg:x2="80.068cm" svg:y2="18.894cm">
          <text:p/>
        </draw:line>
        <draw:polygon draw:style-name="gr4" draw:text-style-name="P4" draw:layer="layout" svg:width="0.123cm" svg:height="0cm" svg:x="80.068cm" svg:y="15.56cm" svg:viewBox="0 0 124 0" draw:points="124,0 0,0">
          <text:p/>
        </draw:polygon>
        <draw:line draw:style-name="gr5" draw:text-style-name="P5" draw:layer="layout" svg:x1="80.192cm" svg:y1="15.56cm" svg:x2="80.068cm" svg:y2="15.56cm">
          <text:p/>
        </draw:line>
        <draw:polygon draw:style-name="gr4" draw:text-style-name="P4" draw:layer="layout" svg:width="0.123cm" svg:height="0cm" svg:x="80.068cm" svg:y="12.227cm" svg:viewBox="0 0 124 0" draw:points="124,0 0,0">
          <text:p/>
        </draw:polygon>
        <draw:line draw:style-name="gr5" draw:text-style-name="P5" draw:layer="layout" svg:x1="80.192cm" svg:y1="12.227cm" svg:x2="80.068cm" svg:y2="12.227cm">
          <text:p/>
        </draw:line>
        <draw:polygon draw:style-name="gr4" draw:text-style-name="P4" draw:layer="layout" svg:width="0.123cm" svg:height="0cm" svg:x="80.068cm" svg:y="8.893cm" svg:viewBox="0 0 124 0" draw:points="124,0 0,0">
          <text:p/>
        </draw:polygon>
        <draw:line draw:style-name="gr5" draw:text-style-name="P5" draw:layer="layout" svg:x1="80.192cm" svg:y1="8.893cm" svg:x2="80.068cm" svg:y2="8.893cm">
          <text:p/>
        </draw:line>
        <draw:line draw:style-name="gr7" draw:text-style-name="P5" draw:layer="layout" svg:x1="80.192cm" svg:y1="24.361cm" svg:x2="80.192cm" svg:y2="6.759cm">
          <text:p/>
        </draw:line>
        <draw:line draw:style-name="gr7" draw:text-style-name="P5" draw:layer="layout" svg:x1="93.886cm" svg:y1="24.361cm" svg:x2="93.886cm" svg:y2="6.759cm">
          <text:p/>
        </draw:line>
        <draw:line draw:style-name="gr7" draw:text-style-name="P5" draw:layer="layout" svg:x1="80.192cm" svg:y1="24.361cm" svg:x2="93.886cm" svg:y2="24.361cm">
          <text:p/>
        </draw:line>
        <draw:line draw:style-name="gr7" draw:text-style-name="P5" draw:layer="layout" svg:x1="80.192cm" svg:y1="6.759cm" svg:x2="93.886cm" svg:y2="6.759cm">
          <text:p/>
        </draw:line>
        <draw:frame draw:style-name="gr6" draw:text-style-name="P7" draw:layer="layout" svg:width="2.474cm" svg:height="1.563cm" svg:x="92.651cm" svg:y="24.332cm">
          <draw:text-box>
            <text:p text:style-name="P6"><text:span text:style-name="T1">1.00</text:span></text:p>
          </draw:text-box>
        </draw:frame>
        <draw:frame draw:style-name="gr13" draw:text-style-name="P8" draw:layer="layout" svg:width="10.399cm" svg:height="1.957cm" svg:x="81.846cm" svg:y="4.811cm">
          <draw:text-box>
            <text:p text:style-name="P6"><text:span text:style-name="T2">Commonsense</text:span></text:p>
          </draw:text-box>
        </draw:frame>
        <draw:polygon draw:style-name="gr4" draw:text-style-name="P4" draw:layer="layout" svg:width="0cm" svg:height="0.123cm" svg:x="19.695cm" svg:y="23.761cm" svg:viewBox="0 0 0 124" draw:points="0,0 0,124">
          <text:p/>
        </draw:polygon>
        <draw:polygon draw:style-name="gr4" draw:text-style-name="P4" draw:layer="layout" svg:width="0.123cm" svg:height="0cm" svg:x="30.771cm" svg:y="22.228cm" svg:viewBox="0 0 124 0" draw:points="124,0 0,0">
          <text:p/>
        </draw:polygon>
        <draw:line draw:style-name="gr5" draw:text-style-name="P5" draw:layer="layout" svg:x1="30.895cm" svg:y1="22.228cm" svg:x2="30.771cm" svg:y2="22.228cm">
          <text:p/>
        </draw:line>
        <draw:polygon draw:style-name="gr4" draw:text-style-name="P4" draw:layer="layout" svg:width="0.123cm" svg:height="0cm" svg:x="30.771cm" svg:y="18.894cm" svg:viewBox="0 0 124 0" draw:points="124,0 0,0">
          <text:p/>
        </draw:polygon>
        <draw:line draw:style-name="gr5" draw:text-style-name="P5" draw:layer="layout" svg:x1="30.895cm" svg:y1="18.894cm" svg:x2="30.771cm" svg:y2="18.894cm">
          <text:p/>
        </draw:line>
        <draw:frame draw:style-name="gr14" draw:text-style-name="P10" draw:layer="layout" svg:width="7.008cm" svg:height="1.758cm" svg:x="21.027cm" svg:y="21.365cm">
          <draw:text-box>
            <text:p text:style-name="P9"><text:span text:style-name="T3"><text:s text:c="5"/></text:span><text:span text:style-name="T3">Identity</text:span></text:p>
          </draw:text-box>
        </draw:frame>
        <draw:polygon draw:style-name="gr4" draw:text-style-name="P4" draw:layer="layout" svg:width="0.123cm" svg:height="0cm" svg:x="30.771cm" svg:y="15.56cm" svg:viewBox="0 0 124 0" draw:points="124,0 0,0">
          <text:p/>
        </draw:polygon>
        <draw:line draw:style-name="gr5" draw:text-style-name="P5" draw:layer="layout" svg:x1="30.895cm" svg:y1="15.56cm" svg:x2="30.771cm" svg:y2="15.56cm">
          <text:p/>
        </draw:line>
        <draw:frame draw:style-name="gr15" draw:text-style-name="P11" draw:layer="layout" svg:width="9.811cm" svg:height="1.758cm" svg:x="18.376cm" svg:y="18.031cm">
          <draw:text-box>
            <text:p text:style-name="P6"><text:span text:style-name="T3"><text:s text:c="6"/></text:span><text:span text:style-name="T3">Translation</text:span></text:p>
          </draw:text-box>
        </draw:frame>
        <draw:polygon draw:style-name="gr4" draw:text-style-name="P4" draw:layer="layout" svg:width="0.123cm" svg:height="0cm" svg:x="30.771cm" svg:y="12.227cm" svg:viewBox="0 0 124 0" draw:points="124,0 0,0">
          <text:p/>
        </draw:polygon>
        <draw:line draw:style-name="gr5" draw:text-style-name="P5" draw:layer="layout" svg:x1="30.895cm" svg:y1="12.227cm" svg:x2="30.771cm" svg:y2="12.227cm">
          <text:p/>
        </draw:line>
        <draw:frame draw:style-name="gr16" draw:text-style-name="P12" draw:layer="layout" svg:width="16.693cm" svg:height="1.72cm" svg:x="13.589cm" svg:y="14.798cm">
          <draw:text-box>
            <text:p text:style-name="P6"><text:span text:style-name="T4">LinearRegression</text:span><text:span text:style-name="T5">(</text:span><text:span text:style-name="T6">s</text:span><text:span text:style-name="T5">), </text:span><text:span text:style-name="T4">n </text:span><text:span text:style-name="T5">= 8</text:span></text:p>
          </draw:text-box>
        </draw:frame>
        <draw:polygon draw:style-name="gr4" draw:text-style-name="P4" draw:layer="layout" svg:width="0.123cm" svg:height="0cm" svg:x="30.771cm" svg:y="8.893cm" svg:viewBox="0 0 124 0" draw:points="124,0 0,0">
          <text:p/>
        </draw:polygon>
        <draw:line draw:style-name="gr5" draw:text-style-name="P5" draw:layer="layout" svg:x1="30.895cm" svg:y1="8.893cm" svg:x2="30.771cm" svg:y2="8.893cm">
          <text:p/>
        </draw:line>
        <draw:frame draw:style-name="gr17" draw:text-style-name="P13" draw:layer="layout" svg:width="5.184cm" svg:height="1.652cm" svg:x="23.098cm" svg:y="8.335cm">
          <draw:text-box>
            <text:p text:style-name="P6"><text:span text:style-name="T7"><text:s text:c="5"/></text:span><text:span text:style-name="T8">LRE</text:span></text:p>
          </draw:text-box>
        </draw:frame>
        <draw:frame draw:style-name="gr18" draw:text-style-name="P14" draw:layer="layout" svg:width="1.65cm" svg:height="1.65cm" svg:x="28.498cm" svg:y="8.319cm">
          <draw:text-box>
            <text:p text:style-name="P6"><text:span text:style-name="T9">(</text:span></text:p>
          </draw:text-box>
        </draw:frame>
        <draw:frame draw:style-name="gr19" draw:text-style-name="P15" draw:layer="layout" svg:width="1.65cm" svg:height="1.694cm" svg:x="29.179cm" svg:y="8.335cm">
          <draw:text-box>
            <text:p text:style-name="P6"><text:span text:style-name="T10">s</text:span></text:p>
          </draw:text-box>
        </draw:frame>
        <draw:frame draw:style-name="gr18" draw:text-style-name="P14" draw:layer="layout" svg:width="1.65cm" svg:height="1.65cm" svg:x="29.934cm" svg:y="8.319cm">
          <draw:text-box>
            <text:p text:style-name="P6"><text:span text:style-name="T9">)</text:span></text:p>
          </draw:text-box>
        </draw:frame>
        <draw:frame draw:style-name="gr20" draw:text-style-name="P13" draw:layer="layout" svg:width="5.277cm" svg:height="1.652cm" svg:x="22.751cm" svg:y="11.648cm">
          <draw:text-box>
            <text:p text:style-name="P6"><text:span text:style-name="T7"><text:s text:c="5"/></text:span><text:span text:style-name="T8">LRE</text:span></text:p>
          </draw:text-box>
        </draw:frame>
        <draw:frame draw:style-name="gr18" draw:text-style-name="P14" draw:layer="layout" svg:width="1.65cm" svg:height="1.65cm" svg:x="28.147cm" svg:y="11.632cm">
          <draw:text-box>
            <text:p text:style-name="P6"><text:span text:style-name="T9">(</text:span></text:p>
          </draw:text-box>
        </draw:frame>
        <draw:frame draw:style-name="gr21" draw:text-style-name="P16" draw:layer="layout" svg:width="1.65cm" svg:height="1.652cm" svg:x="28.807cm" svg:y="11.648cm">
          <draw:text-box>
            <text:p text:style-name="P6"><text:span text:style-name="T11">e</text:span></text:p>
          </draw:text-box>
        </draw:frame>
        <draw:frame draw:style-name="gr22" draw:text-style-name="P17" draw:layer="layout" svg:width="0.99cm" svg:height="0.992cm" svg:x="29.604cm" svg:y="12.466cm">
          <draw:text-box>
            <text:p text:style-name="P6"><text:span text:style-name="T12">s</text:span></text:p>
          </draw:text-box>
        </draw:frame>
        <draw:frame draw:style-name="gr18" draw:text-style-name="P14" draw:layer="layout" svg:width="1.65cm" svg:height="1.65cm" svg:x="29.98cm" svg:y="11.632cm">
          <draw:text-box>
            <text:p text:style-name="P6"><text:span text:style-name="T9">)</text:span></text:p>
          </draw:text-box>
        </draw:frame>
        <draw:frame draw:style-name="gr18" draw:text-style-name="P14" draw:layer="layout" svg:width="1.65cm" svg:height="1.65cm" svg:x="28.323cm" svg:y="18.319cm">
          <draw:text-box>
            <text:p text:style-name="P6"><text:span text:style-name="T9">(</text:span></text:p>
          </draw:text-box>
        </draw:frame>
        <draw:frame draw:style-name="gr21" draw:text-style-name="P18" draw:layer="layout" svg:width="1.65cm" svg:height="1.652cm" svg:x="29.004cm" svg:y="18.235cm">
          <draw:text-box>
            <text:p text:style-name="P6"><text:span text:style-name="T13">s</text:span></text:p>
          </draw:text-box>
        </draw:frame>
        <draw:frame draw:style-name="gr18" draw:text-style-name="P19" draw:layer="layout" svg:width="1.65cm" svg:height="1.65cm" svg:x="29.859cm" svg:y="18.319cm">
          <draw:text-box>
            <text:p text:style-name="P6"><text:span text:style-name="T9">)</text:span></text:p>
          </draw:text-box>
        </draw:frame>
        <draw:frame draw:style-name="gr18" draw:text-style-name="P14" draw:layer="layout" svg:width="1.65cm" svg:height="1.65cm" svg:x="28.223cm" svg:y="21.619cm">
          <draw:text-box>
            <text:p text:style-name="P6"><text:span text:style-name="T9">(</text:span></text:p>
          </draw:text-box>
        </draw:frame>
        <draw:frame draw:style-name="gr21" draw:text-style-name="P18" draw:layer="layout" svg:width="1.65cm" svg:height="1.652cm" svg:x="28.904cm" svg:y="21.635cm">
          <draw:text-box>
            <text:p text:style-name="P6"><text:span text:style-name="T13">s</text:span></text:p>
          </draw:text-box>
        </draw:frame>
        <draw:frame draw:style-name="gr18" draw:text-style-name="P19" draw:layer="layout" svg:width="1.65cm" svg:height="1.65cm" svg:x="29.659cm" svg:y="21.619cm">
          <draw:text-box>
            <text:p text:style-name="P6"><text:span text:style-name="T9">)</text:span></text:p>
          </draw:text-box>
        </draw:frame>
        <draw:polygon draw:style-name="gr2" draw:text-style-name="P2" draw:layer="layout" svg:width="2.822cm" svg:height="0.987cm" svg:x="42.201cm" svg:y="2.325cm" svg:viewBox="0 0 2823 988" draw:points="0,988 2823,988 2823,0 0,0">
          <text:p/>
        </draw:polygon>
        <draw:polygon draw:style-name="gr3" draw:text-style-name="P3" draw:layer="layout" svg:width="2.822cm" svg:height="0.987cm" svg:x="63.475cm" svg:y="2.325cm" svg:viewBox="0 0 2823 988" draw:points="0,988 2823,988 2823,0 0,0">
          <text:p/>
        </draw:polygon>
        <draw:frame draw:style-name="gr23" draw:text-style-name="P11" draw:layer="layout" svg:width="15.411cm" svg:height="1.796cm" svg:x="45.653cm" svg:y="1.955cm">
          <draw:text-box>
            <text:p text:style-name="P6"><text:span text:style-name="T14">W/o few-shot examples</text:span></text:p>
          </draw:text-box>
        </draw:frame>
        <draw:frame draw:style-name="gr24" draw:text-style-name="P11" draw:layer="layout" svg:width="15.86cm" svg:height="1.796cm" svg:x="66.826cm" svg:y="1.955cm">
          <draw:text-box>
            <text:p text:style-name="P6"><text:span text:style-name="T14">With few-shot exampl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1" svg:font-family="NimbusRoman"/>
    <style:font-face style:name="OpenSymbol1" svg:font-family="OpenSymbol"/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NimbusRoman" svg:font-family="NimbusRoman" style:font-pitch="variable"/>
    <style:font-face style:name="OpenSymbol" svg:font-family="OpenSymbol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01.981cm" fo:page-height="26.3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31T13:47:26.469442835</dc:date>
    <meta:editing-duration>PT5M15S</meta:editing-duration>
    <meta:editing-cycles>3</meta:editing-cycles>
    <meta:generator>LibreOffice/6.4.7.2$Linux_X86_64 LibreOffice_project/40$Build-2</meta:generator>
    <meta:document-statistic meta:object-count="198"/>
  </office:meta>
</office:document-meta>
</file>